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1.76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botto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textarea-horizontal-align="justify" draw:textarea-vertical-align="middle" draw:auto-grow-height="false" fo:min-height="2.084cm" fo:min-width="1.834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textarea-horizontal-align="justify" draw:textarea-vertical-align="middle" draw:auto-grow-height="false" fo:min-height="2.158cm" fo:min-width="4.964cm" fo:wrap-option="no-wrap"/>
    </style:style>
    <style:style style:name="gr12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184cm" fo:min-width="2.20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1.75cm"/>
    </style:style>
    <style:style style:name="gr14" style:family="graphic" style:parent-style-name="standard">
      <style:graphic-properties svg:stroke-width="0.053cm" svg:stroke-color="#ff00cc" draw:marker-start-width="0.279cm" draw:marker-end-width="0.279cm" draw:fill-color="#ffffff" draw:opacity="0%" draw:textarea-horizontal-align="justify" draw:textarea-vertical-align="middle" draw:auto-grow-height="false" fo:min-height="1.184cm" fo:min-width="2.206cm" fo:padding-top="0.151cm" fo:padding-bottom="0.151cm" fo:padding-left="0.276cm" fo:padding-right="0.276cm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2.2cm"/>
    </style:style>
    <style:style style:name="gr16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2.032cm" fo:min-width="3.692cm" fo:padding-top="0.151cm" fo:padding-bottom="0.151cm" fo:padding-left="0.276cm" fo:padding-right="0.276cm"/>
    </style:style>
    <style:style style:name="gr17" style:family="graphic" style:parent-style-name="standard">
      <style:graphic-properties draw:textarea-horizontal-align="justify" draw:textarea-vertical-align="middle" draw:auto-grow-height="false" fo:min-height="6.75cm" fo:min-width="6.5cm"/>
    </style:style>
    <style:style style:name="gr18" style:family="graphic" style:parent-style-name="standard">
      <style:graphic-properties draw:textarea-horizontal-align="justify" draw:textarea-vertical-align="middle" draw:auto-grow-height="false" fo:min-height="1.1cm" fo:min-width="6.501cm"/>
    </style:style>
    <style:style style:name="gr19" style:family="graphic" style:parent-style-name="standard">
      <style:graphic-properties draw:textarea-horizontal-align="justify" draw:textarea-vertical-align="middle" draw:auto-grow-height="false" fo:min-height="1.4cm" fo:min-width="6.589cm"/>
    </style:style>
    <style:style style:name="gr20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13.07cm" fo:min-width="24.12cm" fo:padding-top="0.165cm" fo:padding-bottom="0.165cm" fo:padding-left="0.29cm" fo:padding-right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5.65cm" fo:min-width="5.4cm"/>
    </style:style>
    <style:style style:name="gr22" style:family="graphic" style:parent-style-name="standard">
      <style:graphic-properties draw:textarea-horizontal-align="justify" draw:textarea-vertical-align="middle" draw:auto-grow-height="false" fo:min-height="1.27cm" fo:min-width="3.614cm"/>
    </style:style>
    <style:style style:name="gr23" style:family="graphic" style:parent-style-name="standard">
      <style:graphic-properties draw:stroke="none" svg:stroke-color="#000000" draw:fill="none" draw:fill-color="#ffffff" fo:min-height="2.35cm"/>
    </style:style>
    <style:style style:name="gr24" style:family="graphic" style:parent-style-name="standard">
      <style:graphic-properties svg:stroke-width="0.081cm" draw:marker-start-width="0.321cm" draw:marker-end-width="0.321cm" svg:stroke-opacity="80%" draw:fill-color="#ffffff" draw:textarea-horizontal-align="justify" draw:textarea-vertical-align="middle" draw:auto-grow-height="false" fo:min-height="8.87cm" fo:min-width="7.82cm" fo:padding-top="0.165cm" fo:padding-bottom="0.165cm" fo:padding-left="0.29cm" fo:padding-right="0.29cm"/>
    </style:style>
    <style:style style:name="gr25" style:family="graphic" style:parent-style-name="standard">
      <style:graphic-properties draw:textarea-horizontal-align="justify" draw:textarea-vertical-align="middle" draw:auto-grow-height="false" fo:min-height="2.05cm" fo:min-width="6.1cm"/>
    </style:style>
    <style:style style:name="gr26" style:family="graphic" style:parent-style-name="standard">
      <style:graphic-properties draw:textarea-horizontal-align="justify" draw:textarea-vertical-align="middle" draw:auto-grow-height="false" fo:min-height="2.288cm" fo:min-width="4.85cm"/>
    </style:style>
    <style:style style:name="gr27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184cm" fo:min-width="3.408cm" fo:padding-top="0.151cm" fo:padding-bottom="0.151cm" fo:padding-left="0.276cm" fo:padding-right="0.276cm"/>
    </style:style>
    <style:style style:name="gr28" style:family="graphic" style:parent-style-name="standard">
      <style:graphic-properties svg:stroke-width="0.081cm" draw:marker-start-width="0.321cm" draw:marker-end-width="0.321cm" svg:stroke-opacity="80%" draw:fill-color="#ffffff" draw:textarea-horizontal-align="justify" draw:textarea-vertical-align="middle" draw:auto-grow-height="false" fo:min-height="8.87cm" fo:min-width="4.367cm" fo:padding-top="0.165cm" fo:padding-bottom="0.165cm" fo:padding-left="0.29cm" fo:padding-right="0.29cm"/>
    </style:style>
    <style:style style:name="gr29" style:family="graphic" style:parent-style-name="standard">
      <style:graphic-properties draw:textarea-horizontal-align="justify" draw:textarea-vertical-align="middle" draw:auto-grow-height="false" fo:min-height="2.05cm" fo:min-width="3.386cm"/>
    </style:style>
    <style:style style:name="gr30" style:family="graphic" style:parent-style-name="standard">
      <style:graphic-properties draw:textarea-horizontal-align="justify" draw:textarea-vertical-align="middle" draw:auto-grow-height="false" fo:min-height="2.288cm" fo:min-width="2.65cm"/>
    </style:style>
    <style:style style:name="gr31" style:family="graphic" style:parent-style-name="standard">
      <style:graphic-properties draw:textarea-horizontal-align="justify" draw:textarea-vertical-align="middle" draw:auto-grow-height="false" fo:min-height="1.25cm" fo:min-width="3.386cm"/>
    </style:style>
    <style:style style:name="gr32" style:family="graphic" style:parent-style-name="standard">
      <style:graphic-properties draw:stroke="none" svg:stroke-color="#000000" draw:fill="none" draw:fill-color="#ffffff" fo:min-height="1.25cm"/>
    </style:style>
    <style:style style:name="gr33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184cm" fo:min-width="4.61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184cm" fo:min-width="3.904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0000" draw:marker-start-width="0.279cm" draw:marker-end-width="0.279cm" draw:fill-color="#ffffff" draw:opacity="0%" draw:textarea-horizontal-align="justify" draw:textarea-vertical-align="middle" draw:auto-grow-height="false" fo:min-height="1.82cm" fo:min-width="2.206cm" fo:padding-top="0.151cm" fo:padding-bottom="0.151cm" fo:padding-left="0.276cm" fo:padding-right="0.276cm"/>
    </style:style>
    <style:style style:name="gr36" style:family="graphic" style:parent-style-name="standard">
      <style:graphic-properties svg:stroke-width="0.081cm" draw:marker-start-width="0.321cm" draw:marker-end-width="0.321cm" svg:stroke-opacity="80%" draw:fill-color="#ffffff" draw:textarea-horizontal-align="justify" draw:textarea-vertical-align="middle" draw:auto-grow-height="false" fo:min-height="8.87cm" fo:min-width="5.82cm" fo:padding-top="0.165cm" fo:padding-bottom="0.165cm" fo:padding-left="0.29cm" fo:padding-right="0.29cm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2.883cm"/>
    </style:style>
    <style:style style:name="gr38" style:family="graphic" style:parent-style-name="standard">
      <style:graphic-properties draw:textarea-horizontal-align="justify" draw:textarea-vertical-align="middle" draw:auto-grow-height="false" fo:min-height="1.85cm" fo:min-width="3.5cm"/>
    </style:style>
    <style:style style:name="gr39" style:family="graphic" style:parent-style-name="objectwithoutfill">
      <style:graphic-properties draw:marker-end="Arrow" draw:marker-end-width="0.3cm" draw:fill="none" draw:textarea-vertical-align="top"/>
    </style:style>
    <style:style style:name="gr40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41" style:family="graphic" style:parent-style-name="objectwithoutfill">
      <style:graphic-properties draw:marker-end="Arrow" draw:marker-end-width="0.3cm" draw:fill="none" draw:textarea-vertical-align="top"/>
    </style:style>
    <style:style style:name="gr42" style:family="graphic" style:parent-style-name="standard">
      <style:graphic-properties draw:stroke="none" svg:stroke-color="#000000" draw:fill="none" draw:fill-color="#ffffff" fo:min-height="2.05cm"/>
    </style:style>
    <style:style style:name="gr43" style:family="graphic" style:parent-style-name="standard">
      <style:graphic-properties draw:stroke="none" svg:stroke-color="#000000" draw:fill="none" draw:fill-color="#ffffff" fo:min-height="2.845cm"/>
    </style:style>
    <style:style style:name="gr44" style:family="graphic" style:parent-style-name="standard">
      <style:graphic-properties draw:stroke="none" svg:stroke-color="#000000" draw:fill="none" draw:fill-color="#ffffff" fo:min-height="0.95cm"/>
    </style:style>
    <style:style style:name="gr45" style:family="graphic" style:parent-style-name="standard">
      <style:graphic-properties svg:stroke-width="0.081cm" draw:marker-start-width="0.321cm" draw:marker-end-width="0.321cm" svg:stroke-opacity="80%" draw:fill-color="#ffffff" draw:textarea-horizontal-align="justify" draw:textarea-vertical-align="top" draw:auto-grow-height="false" fo:min-height="3.07cm" fo:min-width="3.12cm" fo:padding-top="0.165cm" fo:padding-bottom="0.165cm" fo:padding-left="0.29cm" fo:padding-right="0.29cm"/>
    </style:style>
    <style:style style:name="gr46" style:family="graphic" style:parent-style-name="standard">
      <style:graphic-properties draw:textarea-horizontal-align="justify" draw:textarea-vertical-align="middle" draw:auto-grow-height="false" fo:min-height="3.45cm" fo:min-width="2.9cm"/>
    </style:style>
    <style:style style:name="gr47" style:family="graphic" style:parent-style-name="standard">
      <style:graphic-properties draw:textarea-horizontal-align="justify" draw:textarea-vertical-align="middle" draw:auto-grow-height="false" fo:min-height="3.45cm" fo:min-width="3.6cm"/>
    </style:style>
    <style:style style:name="gr48" style:family="graphic" style:parent-style-name="standard">
      <style:graphic-properties draw:textarea-horizontal-align="justify" draw:textarea-vertical-align="middle" draw:auto-grow-height="false" fo:min-height="3.45cm" fo:min-width="3.9cm"/>
    </style:style>
    <style:style style:name="gr49" style:family="graphic" style:parent-style-name="standard">
      <style:graphic-properties draw:fill-color="#009900" draw:textarea-horizontal-align="justify" draw:textarea-vertical-align="middle" draw:auto-grow-height="false" fo:min-height="1.048cm" fo:min-width="5.056cm" fo:wrap-option="no-wrap"/>
    </style:style>
    <style:style style:name="gr50" style:family="graphic" style:parent-style-name="standard">
      <style:graphic-properties draw:textarea-horizontal-align="justify" draw:textarea-vertical-align="middle" draw:auto-grow-height="false" fo:min-height="3.45cm" fo:min-width="3.7cm"/>
    </style:style>
    <style:style style:name="gr51" style:family="graphic" style:parent-style-name="standard">
      <style:graphic-properties draw:fill-color="#ff0000" draw:textarea-horizontal-align="justify" draw:textarea-vertical-align="middle" draw:auto-grow-height="false" fo:min-height="1.048cm" fo:min-width="5.056cm" fo:wrap-option="no-wrap"/>
    </style:style>
    <style:style style:name="gr52" style:family="graphic" style:parent-style-name="standard">
      <style:graphic-properties svg:stroke-width="0.053cm" svg:stroke-color="#007826" draw:marker-start-width="0.279cm" draw:marker-end-width="0.279cm" draw:fill-color="#ffffff" draw:opacity="5%" draw:textarea-horizontal-align="justify" draw:textarea-vertical-align="middle" draw:auto-grow-height="false" fo:min-height="1.184cm" fo:min-width="12.672cm" fo:padding-top="0.151cm" fo:padding-bottom="0.151cm" fo:padding-left="0.276cm" fo:padding-right="0.276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>
      <style:graphic-properties draw:fill-color="#00cccc" draw:textarea-horizontal-align="justify" draw:textarea-vertical-align="middle" draw:auto-grow-height="false" fo:min-height="0.45cm" fo:min-width="3.964cm"/>
    </style:style>
    <style:style style:name="gr55" style:family="graphic" style:parent-style-name="standard">
      <style:graphic-properties draw:fill-color="#00cccc" draw:textarea-horizontal-align="justify" draw:textarea-vertical-align="middle" draw:auto-grow-height="false" fo:min-height="2.483cm" fo:min-width="4.803cm"/>
    </style:style>
    <style:style style:name="gr56" style:family="graphic" style:parent-style-name="standard">
      <style:graphic-properties draw:fill-color="#00cccc" draw:textarea-vertical-align="middle" draw:auto-grow-height="false" fo:min-height="4.051cm" fo:min-width="3.601cm"/>
    </style:style>
    <style:style style:name="gr57" style:family="graphic" style:parent-style-name="standard">
      <style:graphic-properties draw:stroke="none" svg:stroke-color="#000000" draw:fill="none" draw:fill-color="#ffffff" fo:min-height="2.95cm"/>
    </style:style>
    <style:style style:name="gr58" style:family="graphic" style:parent-style-name="standard">
      <style:graphic-properties draw:fill-color="#00cccc" draw:textarea-vertical-align="middle" draw:auto-grow-height="false" fo:min-height="4.051cm" fo:min-width="6.58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>
      <style:graphic-properties draw:fill-color="#00cccc" draw:textarea-horizontal-align="justify" draw:textarea-vertical-align="middle" draw:auto-grow-height="false" fo:min-height="1.15cm" fo:min-width="5.8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2cm" fo:margin-right="0cm" fo:text-align="center" fo:text-indent="0cm"/>
    </style:style>
    <style:style style:name="P5" style:family="paragraph">
      <loext:graphic-properties draw:fill="none"/>
      <style:paragraph-properties fo:margin-left="2cm" fo:margin-right="0cm" fo:text-align="center" fo:text-indent="0cm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margin-top="0cm" fo:margin-bottom="0cm"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-color="#009900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ffff" draw:opacity="5%"/>
      <style:paragraph-properties fo:text-align="center"/>
    </style:style>
    <style:style style:name="P17" style:family="paragraph">
      <loext:graphic-properties draw:fill-color="#00cccc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2cm" svg:height="3.2cm" svg:x="15.8cm" svg:y="16.4cm">
          <text:p text:style-name="P1">VM</text:p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2cm" svg:height="3.2cm" svg:x="15.8cm" svg:y="4.8cm">
          <text:p text:style-name="P1">Disk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4.8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2cm" svg:height="3.2cm" svg:x="8.1cm" svg:y="10.3cm">
          <text:p text:style-name="P1">Disk</text:p>
          <text:p text:style-name="P1">Object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2cm" svg:height="3.2cm" svg:x="23.8cm" svg:y="10.6cm">
          <text:p text:style-name="P1">VM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3cm" svg:x2="15.8cm" svg:y2="6.4cm" draw:start-shape="id1" draw:start-glue-point="4" draw:end-shape="id2" draw:end-glue-point="6" svg:d="M9700 103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4cm" svg:x2="23.8cm" svg:y2="12.2cm" draw:start-shape="id2" draw:start-glue-point="10" draw:end-shape="id3" draw:end-glue-point="6" svg:d="M19000 64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8cm" svg:x2="19cm" svg:y2="18cm" draw:start-shape="id3" draw:start-glue-point="8" draw:end-shape="id4" draw:end-glue-point="10" svg:d="M25400 13800c0 2800-2133 4200-6400 4200" svg:viewBox="0 0 6401 4201">
          <text:p text:style-name="P1">Start</text:p>
          <text:p text:style-name="P1">VM</text:p>
        </draw:connector>
        <draw:g xml:id="id5" draw:id="id5">
          <draw:custom-shape draw:style-name="gr4" draw:text-style-name="P6" draw:layer="layout" svg:width="0.8cm" svg:height="0.8cm" svg:x="11.6cm" svg:y="17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2cm" svg:x2="8.1cm" svg:y2="12cm">
          <text:p/>
        </draw:line>
        <draw:connector draw:style-name="gr6" draw:text-style-name="P3" draw:layer="layout" draw:type="curve" svg:x1="15.8cm" svg:y1="18cm" svg:x2="12.4cm" svg:y2="18cm" draw:start-shape="id4" draw:start-glue-point="6" draw:end-shape="id5" draw:end-glue-point="1" svg:d="M15800 18000h-3400" svg:viewBox="0 0 3401 1">
          <text:p/>
        </draw:connector>
        <draw:connector draw:style-name="gr7" draw:text-style-name="P7" draw:layer="layout" draw:type="curve" draw:line-skew="0.415cm" svg:x1="17.4cm" svg:y1="8cm" svg:x2="16.268cm" svg:y2="7.532cm" draw:start-shape="id2" draw:start-glue-point="8" draw:end-shape="id2" draw:end-glue-point="7" svg:d="M17400 8000c0 1375-1132 1609-1132-468" svg:viewBox="0 0 1133 1531">
          <text:p/>
        </draw:connector>
        <draw:frame draw:style-name="gr8" draw:text-style-name="P8" draw:layer="layout" svg:width="4.4cm" svg:height="1.1cm" svg:x="15cm" svg:y="9.4cm">
          <draw:text-box>
            <text:p>Wait for Disk</text:p>
          </draw:text-box>
        </draw:frame>
      </draw:page>
      <draw:page draw:name="page2" draw:style-name="dp1" draw:master-page-name="Default">
        <draw:custom-shape draw:style-name="gr1" draw:text-style-name="P1" xml:id="id9" draw:id="id9" draw:layer="layout" svg:width="3.2cm" svg:height="3.2cm" svg:x="15.8cm" svg:y="16.3cm">
          <text:p text:style-name="P1">VM</text:p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2cm" svg:height="3.2cm" svg:x="15.8cm" svg:y="4.7cm">
          <text:p text:style-name="P1">Disk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2cm" svg:height="3.2cm" svg:x="8.1cm" svg:y="10.2cm">
          <text:p text:style-name="P1">Disk</text:p>
          <text:p text:style-name="P1">Object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2cm" svg:height="3.2cm" svg:x="23.8cm" svg:y="10.5cm">
          <text:p text:style-name="P1">VM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6" draw:start-glue-point="4" draw:end-shape="id7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7" draw:start-glue-point="10" draw:end-shape="id8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8" draw:start-glue-point="8" draw:end-shape="id9" draw:end-glue-point="10" svg:d="M25400 13700c0 2800-2133 4200-6400 4200" svg:viewBox="0 0 6401 4201">
          <text:p text:style-name="P1">Start</text:p>
          <text:p text:style-name="P1">VM</text:p>
        </draw:connector>
        <draw:g xml:id="id10" draw:id="id10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9" draw:start-glue-point="6" draw:end-shape="id10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7" draw:start-glue-point="8" draw:end-shape="id7" draw:end-glue-point="7" svg:d="M17400 7900c0 1375-1132 1609-1132-468" svg:viewBox="0 0 1133 1531">
          <text:p/>
        </draw:connector>
        <draw:frame draw:style-name="gr8" draw:text-style-name="P8" draw:layer="layout" svg:width="4.4cm" svg:height="1.1cm" svg:x="15cm" svg:y="9.3cm">
          <draw:text-box>
            <text:p>Wait for Disk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" draw:layer="layout" svg:width="5.9cm" svg:height="2.6cm" svg:x="5.3cm" svg:y="14.5cm">
          <text:p text:style-name="P1">I operate and have</text:p>
          <text:p text:style-name="P1">the final state in my</text:p>
          <text:p text:style-name="P1"><text:s/>mind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1" draw:text-style-name="P1" xml:id="id14" draw:id="id14" draw:layer="layout" svg:width="3.2cm" svg:height="3.2cm" svg:x="15.8cm" svg:y="16.3cm">
          <text:p text:style-name="P1">VM</text:p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3.2cm" svg:height="3.2cm" svg:x="15.8cm" svg:y="4.7cm">
          <text:p text:style-name="P1">Disk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2cm" svg:height="3.2cm" svg:x="8.1cm" svg:y="10.2cm">
          <text:p text:style-name="P1">Disk</text:p>
          <text:p text:style-name="P1">Object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3.2cm" svg:height="3.2cm" svg:x="23.8cm" svg:y="10.5cm">
          <text:p text:style-name="P1">VM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11" draw:start-glue-point="4" draw:end-shape="id12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12" draw:start-glue-point="10" draw:end-shape="id13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13" draw:start-glue-point="8" draw:end-shape="id14" draw:end-glue-point="10" svg:d="M25400 13700c0 2800-2133 4200-6400 4200" svg:viewBox="0 0 6401 4201">
          <text:p text:style-name="P1">Start</text:p>
          <text:p text:style-name="P1">VM</text:p>
        </draw:connector>
        <draw:g xml:id="id15" draw:id="id15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14" draw:start-glue-point="6" draw:end-shape="id15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12" draw:start-glue-point="8" draw:end-shape="id12" draw:end-glue-point="7" svg:d="M17400 7900c0 1375-1132 1609-1132-468" svg:viewBox="0 0 1133 1531">
          <text:p/>
        </draw:connector>
        <draw:frame draw:style-name="gr8" draw:text-style-name="P8" draw:layer="layout" svg:width="4.4cm" svg:height="1.1cm" svg:x="15cm" svg:y="9.3cm">
          <draw:text-box>
            <text:p>Wait for Disk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" draw:layer="layout" svg:width="5.9cm" svg:height="2.6cm" svg:x="5.3cm" svg:y="14.5cm">
          <text:p text:style-name="P1">I operate and have</text:p>
          <text:p text:style-name="P1">the final state in my</text:p>
          <text:p text:style-name="P1"><text:s/>mind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3.9cm" svg:height="2.1cm" svg:x="10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15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xml:id="id19" draw:id="id19" draw:layer="layout" svg:width="3.2cm" svg:height="3.2cm" svg:x="15.8cm" svg:y="16.3cm">
          <text:p text:style-name="P1">VM</text:p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3.2cm" svg:height="3.2cm" svg:x="15.8cm" svg:y="4.7cm">
          <text:p text:style-name="P1">Disk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3.2cm" svg:height="3.2cm" svg:x="8.1cm" svg:y="10.2cm">
          <text:p text:style-name="P1">Disk</text:p>
          <text:p text:style-name="P1">Object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3.2cm" svg:height="3.2cm" svg:x="23.8cm" svg:y="10.5cm">
          <text:p text:style-name="P1">VM</text:p>
          <text:p text:style-name="P1">ex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16" draw:start-glue-point="4" draw:end-shape="id17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17" draw:start-glue-point="10" draw:end-shape="id18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18" draw:start-glue-point="8" draw:end-shape="id19" draw:end-glue-point="10" svg:d="M25400 13700c0 2800-2133 4200-6400 4200" svg:viewBox="0 0 6401 4201">
          <text:p text:style-name="P1">Start</text:p>
          <text:p text:style-name="P1">VM</text:p>
        </draw:connector>
        <draw:g xml:id="id20" draw:id="id20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19" draw:start-glue-point="6" draw:end-shape="id20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17" draw:start-glue-point="8" draw:end-shape="id17" draw:end-glue-point="7" svg:d="M17400 7900c0 1375-1132 1609-1132-468" svg:viewBox="0 0 1133 1531">
          <text:p/>
        </draw:connector>
        <draw:frame draw:style-name="gr8" draw:text-style-name="P8" draw:layer="layout" svg:width="4.4cm" svg:height="1.1cm" svg:x="15cm" svg:y="9.3cm">
          <draw:text-box>
            <text:p>Wait for Disk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" draw:layer="layout" svg:width="5.9cm" svg:height="2.6cm" svg:x="5.3cm" svg:y="14.5cm">
          <text:p text:style-name="P1">I operate and have</text:p>
          <text:p text:style-name="P1">the final state in my</text:p>
          <text:p text:style-name="P1">mind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3.9cm" svg:height="2.1cm" svg:x="10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15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7cm" svg:height="2cm" svg:x="8.3cm" svg:y="5.1cm">
          <draw:text-box>
            <text:p text:style-name="P1">Retry if</text:p>
            <text:p text:style-name="P1">necessary</text:p>
          </draw:text-box>
        </draw:frame>
        <draw:custom-shape draw:style-name="gr14" draw:text-style-name="P9" draw:layer="layout" svg:width="3.9cm" svg:height="2.1cm" svg:x="8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7cm" svg:height="2cm" svg:x="23.2cm" svg:y="6.5cm">
          <draw:text-box>
            <text:p text:style-name="P1">Retry if</text:p>
            <text:p text:style-name="P1">necessary</text:p>
          </draw:text-box>
        </draw:frame>
        <draw:custom-shape draw:style-name="gr14" draw:text-style-name="P9" draw:layer="layout" svg:width="3.9cm" svg:height="2.1cm" svg:x="22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7cm" svg:height="2cm" svg:x="23cm" svg:y="17.2cm">
          <draw:text-box>
            <text:p text:style-name="P1">Retry if</text:p>
            <text:p text:style-name="P1">necessary</text:p>
          </draw:text-box>
        </draw:frame>
        <draw:custom-shape draw:style-name="gr14" draw:text-style-name="P9" draw:layer="layout" svg:width="3.9cm" svg:height="2.1cm" svg:x="22.7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" draw:text-style-name="P10" xml:id="id24" draw:id="id24" draw:layer="layout" svg:width="3.2cm" svg:height="3.2cm" svg:x="15.8cm" svg:y="16.3cm">
          <text:p text:style-name="P1"><text:span text:style-name="T1">VM</text:span></text:p>
          <text:p text:style-name="P1"><text:span text:style-name="T1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2" draw:id="id22" draw:layer="layout" svg:width="3.2cm" svg:height="3.2cm" svg:x="15.8cm" svg:y="4.7cm">
          <text:p text:style-name="P1"><text:span text:style-name="T1">Disk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1" draw:id="id21" draw:layer="layout" svg:width="3.2cm" svg:height="3.2cm" svg:x="8.1cm" svg:y="10.2cm">
          <text:p text:style-name="P1"><text:span text:style-name="T1">Disk</text:span></text:p>
          <text:p text:style-name="P1"><text:span text:style-name="T1">Object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3" draw:id="id23" draw:layer="layout" svg:width="3.2cm" svg:height="3.2cm" svg:x="23.8cm" svg:y="10.5cm">
          <text:p text:style-name="P1"><text:span text:style-name="T1">VM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21" draw:start-glue-point="4" draw:end-shape="id22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22" draw:start-glue-point="10" draw:end-shape="id23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23" draw:start-glue-point="8" draw:end-shape="id24" draw:end-glue-point="10" svg:d="M25400 13700c0 2800-2133 4200-6400 4200" svg:viewBox="0 0 6401 4201">
          <text:p text:style-name="P1">Start</text:p>
          <text:p text:style-name="P1">VM</text:p>
        </draw:connector>
        <draw:g xml:id="id25" draw:id="id25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24" draw:start-glue-point="6" draw:end-shape="id25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22" draw:start-glue-point="8" draw:end-shape="id22" draw:end-glue-point="7" svg:d="M17400 7900c0 1375-1132 1609-1132-468" svg:viewBox="0 0 1133 1531">
          <text:p/>
        </draw:connector>
        <draw:frame draw:style-name="gr8" draw:text-style-name="P11" draw:layer="layout" svg:width="4.4cm" svg:height="1.1cm" svg:x="15cm" svg:y="9.3cm">
          <draw:text-box>
            <text:p><text:span text:style-name="T1">W</text:span><text:span text:style-name="T1">a</text:span><text:span text:style-name="T1">i</text:span><text:span text:style-name="T1">t </text:span><text:span text:style-name="T1">f</text:span><text:span text:style-name="T1">o</text:span><text:span text:style-name="T1">r </text:span><text:span text:style-name="T1">D</text:span><text:span text:style-name="T1">i</text:span><text:span text:style-name="T1">s</text:span><text:span text:style-name="T1">k</text:span>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0" draw:layer="layout" svg:width="5.9cm" svg:height="2.6cm" svg:x="5.3cm" svg:y="14.5cm">
          <text:p text:style-name="P1"><text:span text:style-name="T1">I have the final state</text:span></text:p>
          <text:p text:style-name="P1"><text:span text:style-name="T1">in GIT and just post</text:span></text:p>
          <text:p text:style-name="P1"><text:span text:style-name="T1">that to the system.</text:span>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2.7cm" svg:height="2.5cm" svg:x="1.2cm" svg:y="8.5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9cm" svg:height="2.6cm" svg:x="4.5cm" svg:y="5.4cm">
          <text:p text:style-name="P1"><text:span text:style-name="T1">I receive the wanted</text:span></text:p>
          <text:p text:style-name="P1"><text:span text:style-name="T1">state and work</text:span></text:p>
          <text:p text:style-name="P1"><text:span text:style-name="T1">towards it.</text:span>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custom-shape draw:style-name="gr1" draw:text-style-name="P10" xml:id="id29" draw:id="id29" draw:layer="layout" svg:width="3.2cm" svg:height="3.2cm" svg:x="15.8cm" svg:y="16.3cm">
          <text:p text:style-name="P1"><text:span text:style-name="T1">VM</text:span></text:p>
          <text:p text:style-name="P1"><text:span text:style-name="T1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7" draw:id="id27" draw:layer="layout" svg:width="3.2cm" svg:height="3.2cm" svg:x="15.8cm" svg:y="4.7cm">
          <text:p text:style-name="P1"><text:span text:style-name="T1">Disk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6" draw:id="id26" draw:layer="layout" svg:width="3.2cm" svg:height="3.2cm" svg:x="8.1cm" svg:y="10.2cm">
          <text:p text:style-name="P1"><text:span text:style-name="T1">Disk</text:span></text:p>
          <text:p text:style-name="P1"><text:span text:style-name="T1">Object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28" draw:id="id28" draw:layer="layout" svg:width="3.2cm" svg:height="3.2cm" svg:x="23.8cm" svg:y="10.5cm">
          <text:p text:style-name="P1"><text:span text:style-name="T1">VM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26" draw:start-glue-point="4" draw:end-shape="id27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27" draw:start-glue-point="10" draw:end-shape="id28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28" draw:start-glue-point="8" draw:end-shape="id29" draw:end-glue-point="10" svg:d="M25400 13700c0 2800-2133 4200-6400 4200" svg:viewBox="0 0 6401 4201">
          <text:p text:style-name="P1">Start</text:p>
          <text:p text:style-name="P1">VM</text:p>
        </draw:connector>
        <draw:g xml:id="id30" draw:id="id30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29" draw:start-glue-point="6" draw:end-shape="id30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27" draw:start-glue-point="8" draw:end-shape="id27" draw:end-glue-point="7" svg:d="M17400 7900c0 1375-1132 1609-1132-468" svg:viewBox="0 0 1133 1531">
          <text:p/>
        </draw:connector>
        <draw:frame draw:style-name="gr8" draw:text-style-name="P11" draw:layer="layout" svg:width="4.4cm" svg:height="1.1cm" svg:x="15cm" svg:y="9.3cm">
          <draw:text-box>
            <text:p><text:span text:style-name="T1">W</text:span><text:span text:style-name="T1">a</text:span><text:span text:style-name="T1">i</text:span><text:span text:style-name="T1">t </text:span><text:span text:style-name="T1">f</text:span><text:span text:style-name="T1">o</text:span><text:span text:style-name="T1">r </text:span><text:span text:style-name="T1">D</text:span><text:span text:style-name="T1">i</text:span><text:span text:style-name="T1">s</text:span><text:span text:style-name="T1">k</text:span></text:p>
          </draw:text-box>
        </draw:frame>
        <draw:g>
          <draw:custom-shape draw:style-name="gr9" draw:text-style-name="P1" draw:layer="layout" svg:width="3.3cm" svg:height="3.3cm" svg:x="1.2cm" svg:y="15.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10" draw:text-style-name="P8" draw:layer="layout" svg:width="2cm" svg:height="1.673cm" svg:x="1.8cm" svg:y="19.127cm">
            <draw:text-box>
              <text:p>User</text:p>
            </draw:text-box>
          </draw:frame>
        </draw:g>
        <draw:custom-shape draw:style-name="gr11" draw:text-style-name="P10" draw:layer="layout" svg:width="5.9cm" svg:height="2.6cm" svg:x="5.3cm" svg:y="14.5cm">
          <text:p text:style-name="P1"><text:span text:style-name="T1">I have the final state</text:span></text:p>
          <text:p text:style-name="P1"><text:span text:style-name="T1">in GIT and just post</text:span></text:p>
          <text:p text:style-name="P1"><text:span text:style-name="T1">that to the system.</text:span>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6cm" svg:height="3.3cm" svg:x="14cm" svg:y="12.4cm">
          <text:p text:style-name="P1">Post final</text:p>
          <text:p text:style-name="P1">state: I want a VM</text:p>
          <text:p text:style-name="P1">with a d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1" draw:text-style-name="P10" xml:id="id34" draw:id="id34" draw:layer="layout" svg:width="3.2cm" svg:height="3.2cm" svg:x="15.8cm" svg:y="16.3cm">
          <text:p text:style-name="P1"><text:span text:style-name="T1">VM</text:span></text:p>
          <text:p text:style-name="P1"><text:span text:style-name="T1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2" draw:id="id32" draw:layer="layout" svg:width="3.2cm" svg:height="3.2cm" svg:x="15.8cm" svg:y="4.7cm">
          <text:p text:style-name="P1"><text:span text:style-name="T1">Disk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4.8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1" draw:id="id31" draw:layer="layout" svg:width="3.2cm" svg:height="3.2cm" svg:x="8.1cm" svg:y="10.2cm">
          <text:p text:style-name="P1"><text:span text:style-name="T1">Disk</text:span></text:p>
          <text:p text:style-name="P1"><text:span text:style-name="T1">Object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xml:id="id33" draw:id="id33" draw:layer="layout" svg:width="3.2cm" svg:height="3.2cm" svg:x="23.8cm" svg:y="10.5cm">
          <text:p text:style-name="P1"><text:span text:style-name="T1">VM</text:span></text:p>
          <text:p text:style-name="P1"><text:span text:style-name="T1">ex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7cm" svg:y1="10.2cm" svg:x2="15.8cm" svg:y2="6.3cm" draw:start-shape="id31" draw:start-glue-point="4" draw:end-shape="id32" draw:end-glue-point="6" svg:d="M9700 10200c0-2600 2033-3900 6100-3900" svg:viewBox="0 0 6101 3901">
          <text:p text:style-name="P1">Create</text:p>
          <text:p text:style-name="P1">disk</text:p>
        </draw:connector>
        <draw:connector draw:style-name="gr3" draw:text-style-name="P5" draw:layer="layout" draw:type="curve" svg:x1="19cm" svg:y1="6.3cm" svg:x2="23.8cm" svg:y2="12.1cm" draw:start-shape="id32" draw:start-glue-point="10" draw:end-shape="id33" draw:end-glue-point="6" svg:d="M19000 6300c3601 0 1202 5800 4800 5800" svg:viewBox="0 0 4801 5801">
          <text:p text:style-name="P4">Create</text:p>
          <text:p text:style-name="P4">VM</text:p>
        </draw:connector>
        <draw:connector draw:style-name="gr3" draw:text-style-name="P3" draw:layer="layout" draw:type="curve" svg:x1="25.4cm" svg:y1="13.7cm" svg:x2="19cm" svg:y2="17.9cm" draw:start-shape="id33" draw:start-glue-point="8" draw:end-shape="id34" draw:end-glue-point="10" svg:d="M25400 13700c0 2800-2133 4200-6400 4200" svg:viewBox="0 0 6401 4201">
          <text:p text:style-name="P1">Start</text:p>
          <text:p text:style-name="P1">VM</text:p>
        </draw:connector>
        <draw:g xml:id="id35" draw:id="id35">
          <draw:custom-shape draw:style-name="gr4" draw:text-style-name="P6" draw:layer="layout" svg:width="0.8cm" svg:height="0.8cm" svg:x="11.6cm" svg:y="17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4cm" svg:height="0.4cm" svg:x="11.8cm" svg:y="17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3" draw:layer="layout" svg:x1="5.2cm" svg:y1="11.9cm" svg:x2="8.1cm" svg:y2="11.9cm">
          <text:p/>
        </draw:line>
        <draw:connector draw:style-name="gr6" draw:text-style-name="P3" draw:layer="layout" draw:type="curve" svg:x1="15.8cm" svg:y1="17.9cm" svg:x2="12.4cm" svg:y2="17.9cm" draw:start-shape="id34" draw:start-glue-point="6" draw:end-shape="id35" draw:end-glue-point="1" svg:d="M15800 17900h-3400" svg:viewBox="0 0 3401 1">
          <text:p/>
        </draw:connector>
        <draw:connector draw:style-name="gr7" draw:text-style-name="P7" draw:layer="layout" draw:type="curve" draw:line-skew="0.415cm" svg:x1="17.4cm" svg:y1="7.9cm" svg:x2="16.268cm" svg:y2="7.432cm" draw:start-shape="id32" draw:start-glue-point="8" draw:end-shape="id32" draw:end-glue-point="7" svg:d="M17400 7900c0 1375-1132 1609-1132-468" svg:viewBox="0 0 1133 1531">
          <text:p/>
        </draw:connector>
        <draw:frame draw:style-name="gr8" draw:text-style-name="P11" draw:layer="layout" svg:width="4.4cm" svg:height="1.1cm" svg:x="15cm" svg:y="9.3cm">
          <draw:text-box>
            <text:p><text:span text:style-name="T1">W</text:span><text:span text:style-name="T1">a</text:span><text:span text:style-name="T1">i</text:span><text:span text:style-name="T1">t </text:span><text:span text:style-name="T1">f</text:span><text:span text:style-name="T1">o</text:span><text:span text:style-name="T1">r </text:span><text:span text:style-name="T1">D</text:span><text:span text:style-name="T1">i</text:span><text:span text:style-name="T1">s</text:span><text:span text:style-name="T1">k</text:span></text:p>
          </draw:text-box>
        </draw:frame>
        <draw:custom-shape draw:style-name="gr12" draw:text-style-name="P9" draw:layer="layout" svg:width="3.9cm" svg:height="2.1cm" svg:x="10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15.1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20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3.7cm" svg:height="2cm" svg:x="10.9cm" svg:y="4.5cm">
          <draw:text-box>
            <text:p text:style-name="P1"><text:span text:style-name="T1">R</text:span><text:span text:style-name="T1">e</text:span><text:span text:style-name="T1">t</text:span><text:span text:style-name="T1">r</text:span><text:span text:style-name="T1">y</text:span><text:span text:style-name="T1"> </text:span><text:span text:style-name="T1">w</text:span><text:span text:style-name="T1">i</text:span><text:span text:style-name="T1">t</text:span><text:span text:style-name="T1">h</text:span></text:p>
            <text:p text:style-name="P1"><text:span text:style-name="T1">b</text:span><text:span text:style-name="T1">a</text:span><text:span text:style-name="T1">c</text:span><text:span text:style-name="T1">k</text:span><text:span text:style-name="T1">-</text:span><text:span text:style-name="T1">o</text:span><text:span text:style-name="T1">f</text:span><text:span text:style-name="T1">f</text:span></text:p>
          </draw:text-box>
        </draw:frame>
        <draw:custom-shape draw:style-name="gr14" draw:text-style-name="P9" draw:layer="layout" svg:width="3.9cm" svg:height="2.1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3.7cm" svg:height="2cm" svg:x="23.2cm" svg:y="6.5cm">
          <draw:text-box>
            <text:p text:style-name="P1"><text:span text:style-name="T1">R</text:span><text:span text:style-name="T1">e</text:span><text:span text:style-name="T1">t</text:span><text:span text:style-name="T1">r</text:span><text:span text:style-name="T1">y</text:span><text:span text:style-name="T1"> </text:span><text:span text:style-name="T1">w</text:span><text:span text:style-name="T1">i</text:span><text:span text:style-name="T1">t</text:span><text:span text:style-name="T1">h</text:span></text:p>
            <text:p text:style-name="P1"><text:span text:style-name="T1">b</text:span><text:span text:style-name="T1">a</text:span><text:span text:style-name="T1">c</text:span><text:span text:style-name="T1">k</text:span><text:span text:style-name="T1">-</text:span><text:span text:style-name="T1">o</text:span><text:span text:style-name="T1">f</text:span><text:span text:style-name="T1">f</text:span></text:p>
          </draw:text-box>
        </draw:frame>
        <draw:custom-shape draw:style-name="gr14" draw:text-style-name="P9" draw:layer="layout" svg:width="3.9cm" svg:height="2.1cm" svg:x="22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3.7cm" svg:height="2cm" svg:x="23cm" svg:y="17.2cm">
          <draw:text-box>
            <text:p text:style-name="P1"><text:span text:style-name="T1">R</text:span><text:span text:style-name="T1">e</text:span><text:span text:style-name="T1">t</text:span><text:span text:style-name="T1">r</text:span><text:span text:style-name="T1">y</text:span><text:span text:style-name="T1"> </text:span><text:span text:style-name="T1">w</text:span><text:span text:style-name="T1">i</text:span><text:span text:style-name="T1">t</text:span><text:span text:style-name="T1">h</text:span></text:p>
            <text:p text:style-name="P1"><text:span text:style-name="T1">b</text:span><text:span text:style-name="T1">a</text:span><text:span text:style-name="T1">c</text:span><text:span text:style-name="T1">k</text:span><text:span text:style-name="T1">-</text:span><text:span text:style-name="T1">o</text:span><text:span text:style-name="T1">f</text:span><text:span text:style-name="T1">f</text:span></text:p>
          </draw:text-box>
        </draw:frame>
        <draw:custom-shape draw:style-name="gr14" draw:text-style-name="P9" draw:layer="layout" svg:width="3.9cm" svg:height="2.1cm" svg:x="22.7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7cm" svg:height="2.5cm" svg:x="1.201cm" svg:y="8.5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9cm" svg:height="2.6cm" svg:x="4.501cm" svg:y="5.4cm">
          <text:p text:style-name="P1"><text:span text:style-name="T1">I receive the wanted</text:span></text:p>
          <text:p text:style-name="P1"><text:span text:style-name="T1">state and work</text:span></text:p>
          <text:p text:style-name="P1"><text:span text:style-name="T1">towards it.</text:span></text:p>
          <draw:enhanced-geometry svg:viewBox="0 0 21600 21600" draw:text-areas="800 800 20800 20800" draw:type="round-rectangular-callout" draw:modifiers="-900.45754956787 27462.9757785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custom-shape draw:style-name="gr17" draw:text-style-name="P1" draw:layer="layout" svg:width="7cm" svg:height="7cm" svg:x="11.8cm" svg:y="11cm">
          <text:p text:style-name="P1">ListWatche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cm" svg:height="2.7cm" svg:x="19.8cm" svg:y="11.7cm">
          <text:p text:style-name="P1">List Pod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19.8cm" svg:y="15.2cm">
          <text:p text:style-name="P1">Watch Pods</text:p>
          <text:p text:style-name="P1">starting from Version X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8.1cm" svg:height="3.3cm" svg:x="2.7cm" svg:y="13.1cm">
          <text:p text:style-name="P1">Emit Add/Update/Delete</text:p>
          <text:p text:style-name="P1">event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Default">
        <draw:custom-shape draw:style-name="gr17" draw:text-style-name="P1" draw:layer="layout" svg:width="7cm" svg:height="7cm" svg:x="12.1cm" svg:y="11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cm" svg:height="2.7cm" svg:x="19.999cm" svg:y="10.3cm">
          <text:p text:style-name="P1">Add(pod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19.999cm" svg:y="13.2cm">
          <text:p text:style-name="P1">Update(pod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20cm" svg:y="13.201cm">
          <text:p text:style-name="P1">Update(pod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19.999cm" svg:y="16.1cm">
          <text:p text:style-name="P1">Delete(pod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3.1cm" svg:y="11.2cm">
          <text:p text:style-name="P1">GetByKey(default/pod1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cm" svg:height="2.7cm" svg:x="3.1cm" svg:y="14.4cm">
          <text:p text:style-name="P1">List(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0" draw:style-name="dp1" draw:master-page-name="Default">
        <draw:custom-shape draw:style-name="gr20" draw:text-style-name="P6" draw:layer="layout" svg:width="24.7cm" svg:height="13.4cm" svg:x="2.7cm" svg:y="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36" draw:id="id36" draw:layer="layout" svg:width="5.9cm" svg:height="5.9cm" svg:x="5.619cm" svg:y="5.1cm">
          <text:p text:style-name="P1">ListWatcher</text:p>
          <draw:enhanced-geometry svg:viewBox="0 0 21600 21600" draw:type="rectangle" draw:enhanced-path="M 0 0 L 21600 0 21600 21600 0 21600 0 0 Z N"/>
        </draw:custom-shape>
        <draw:custom-shape draw:style-name="gr21" draw:text-style-name="P1" xml:id="id37" draw:id="id37" draw:layer="layout" svg:width="5.9cm" svg:height="5.9cm" svg:x="5.619cm" svg:y="11.6cm">
          <text:p text:style-name="P1">Stor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draw:line-skew="-1.649cm" svg:x1="5.619cm" svg:y1="8.05cm" svg:x2="5.619cm" svg:y2="14.55cm" draw:start-shape="id36" draw:start-glue-point="3" draw:end-shape="id37" draw:end-glue-point="3" svg:d="M5619 8050c-3225 0-3225 6500 0 6500" svg:viewBox="0 0 2420 6501">
          <text:p text:style-name="P1">Update</text:p>
        </draw:connector>
        <draw:custom-shape draw:style-name="gr22" draw:text-style-name="P1" draw:layer="layout" svg:width="4.7cm" svg:height="3.04cm" svg:x="11.919cm" svg:y="9.86cm">
          <text:p text:style-name="P1">Invoke</text:p>
          <text:p text:style-name="P1">callbacks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8" draw:layer="layout" svg:width="10.6cm" svg:height="2.6cm" svg:x="16.9cm" svg:y="10.2cm">
          <draw:text-box>
            <text:p>Add(obj *runtime.Object)</text:p>
            <text:p>Delete(obj *runtime.Object)</text:p>
            <text:p>Update(old,new *runtime.Object)</text:p>
          </draw:text-box>
        </draw:frame>
        <draw:frame draw:style-name="gr8" draw:text-style-name="P8" draw:layer="layout" svg:width="5.4cm" svg:height="1.1cm" svg:x="14.8cm" svg:y="15cm">
          <draw:text-box>
            <text:p>SharedInformer</text:p>
          </draw:text-box>
        </draw:frame>
      </draw:page>
      <draw:page draw:name="page11" draw:style-name="dp1" draw:master-page-name="Default">
        <draw:custom-shape draw:style-name="gr24" draw:text-style-name="P6" draw:layer="layout" svg:width="8.4cm" svg:height="9.2cm" svg:x="1.9cm" svg:y="8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2.8cm" svg:y="9.6cm">
          <text:p text:style-name="P1">kube-system/pod2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2.8cm" svg:y="12.5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0.7cm" svg:height="2.9cm" svg:x="1cm" svg:y="5.6cm">
          <text:p text:style-name="P1">Add(default/pod2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6" draw:layer="layout" svg:width="8.4cm" svg:height="9.2cm" svg:x="15.9cm" svg:y="8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9.6cm">
          <text:p text:style-name="P1">default/pod2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12.5cm">
          <text:p text:style-name="P1">kube-system/pod3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15.2cm">
          <text:p text:style-name="P1">default/pod1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24" draw:text-style-name="P6" draw:layer="layout" svg:width="8.4cm" svg:height="9.2cm" svg:x="1.9cm" svg:y="8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2.8cm" svg:y="9.6cm">
          <text:p text:style-name="P1">kube-system/pod2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2.8cm" svg:y="12.5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0.7cm" svg:height="2.9cm" svg:x="1cm" svg:y="5.6cm">
          <text:p text:style-name="P1">Add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6" draw:layer="layout" svg:width="8.4cm" svg:height="9.2cm" svg:x="15.9cm" svg:y="8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9.6cm">
          <text:p text:style-name="P1">default/pod2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6cm" svg:height="2.3cm" svg:x="16.8cm" svg:y="12.5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5.6cm" svg:height="2.1cm" svg:x="3.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5.6cm" svg:height="2.1cm" svg:x="3.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5.6cm" svg:height="2.1cm" svg:x="17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28" draw:text-style-name="P6" draw:layer="layout" svg:width="4.947cm" svg:height="9.2cm" svg:x="1.529cm" svg:y="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2.06cm" svg:y="9.2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cm" svg:y="15cm"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6" draw:layer="layout" svg:width="4.947cm" svg:height="9.2cm" svg:x="8.329cm" svg:y="8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7.8cm" svg:y="5.7cm">
          <text:p text:style-name="P1">Add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6" draw:layer="layout" svg:width="4.947cm" svg:height="9.2cm" svg:x="14.429cm" svg:y="5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14.96cm" svg:y="9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3.9cm" svg:y="14.9cm"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" draw:layer="layout" svg:width="3.886cm" svg:height="1.5cm" svg:x="2.1cm" svg:y="18.3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886cm" svg:height="1.5cm" svg:x="2.1cm" svg:y="18.3cm">
          <text:p text:style-name="P1">default/pod1</text:p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3cm" svg:height="1.5cm" svg:x="15.9cm" svg:y="18.2cm">
          <draw:text-box>
            <text:p>Nothing</text:p>
          </draw:text-box>
        </draw:frame>
        <draw:custom-shape draw:style-name="gr12" draw:text-style-name="P9" draw:layer="layout" svg:width="3.9cm" svg:height="2.1cm" svg:x="15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947cm" svg:height="9.2cm" svg:x="21.129cm" svg:y="8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20.6cm" svg:y="5.7cm">
          <text:p text:style-name="P1">Done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3.886cm" svg:height="2.3cm" svg:x="21.7cm" svg:y="11.3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7.3cm" svg:height="2.1cm" svg:x="20.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custom-shape draw:style-name="gr28" draw:text-style-name="P6" draw:layer="layout" svg:width="4.947cm" svg:height="9.2cm" svg:x="1.529cm" svg:y="5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2.06cm" svg:y="9.2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cm" svg:y="15cm"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6" draw:layer="layout" svg:width="4.947cm" svg:height="9.2cm" svg:x="8.329cm" svg:y="8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7.8cm" svg:y="5.7cm">
          <text:p text:style-name="P1">AddRateLimited</text:p>
          <text:p text:style-name="P1">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6" draw:layer="layout" svg:width="4.947cm" svg:height="9.2cm" svg:x="14.429cm" svg:y="5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14.96cm" svg:y="9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3.9cm" svg:y="14.9cm">
          <text:p text:style-name="P1">Immediate</text:p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" draw:layer="layout" svg:width="3.886cm" svg:height="1.5cm" svg:x="2.1cm" svg:y="18.3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886cm" svg:height="1.5cm" svg:x="2.1cm" svg:y="18.3cm">
          <text:p text:style-name="P1">default/pod1</text:p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3cm" svg:height="1.5cm" svg:x="15.9cm" svg:y="18.2cm">
          <draw:text-box>
            <text:p>Nothing</text:p>
          </draw:text-box>
        </draw:frame>
        <draw:custom-shape draw:style-name="gr12" draw:text-style-name="P9" draw:layer="layout" svg:width="3.9cm" svg:height="2.1cm" svg:x="15.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6.3cm" svg:height="2.1cm" svg:x="7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947cm" svg:height="9.2cm" svg:x="21.729cm" svg:y="5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22.26cm" svg:y="9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21.2cm" svg:y="14.8cm">
          <text:p text:style-name="P1">Get()</text:p>
          <text:p text:style-name="P1">after </text:p>
          <text:p text:style-name="P1">dela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" draw:layer="layout" svg:width="3.886cm" svg:height="1.5cm" svg:x="22.3cm" svg:y="18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886cm" svg:height="1.5cm" svg:x="22.3cm" svg:y="18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.9cm" svg:height="3cm" svg:x="22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3.9cm" svg:height="2.1cm" svg:x="1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Default">
        <draw:custom-shape draw:style-name="gr28" draw:text-style-name="P6" draw:layer="layout" svg:width="4.947cm" svg:height="9.2cm" svg:x="14.429cm" svg:y="5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886cm" svg:height="2.3cm" svg:x="14.96cm" svg:y="9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3.9cm" svg:y="14.9cm">
          <text:p text:style-name="P1">Immediate</text:p>
          <text:p text:style-name="P1">Get(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3.9cm" svg:height="2.1cm" svg:x="1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947cm" svg:height="9.2cm" svg:x="8.317cm" svg:y="8.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7.788cm" svg:y="5.72cm">
          <text:p text:style-name="P1">Forget</text:p>
          <text:p text:style-name="P1">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9" draw:layer="layout" svg:width="6.3cm" svg:height="2.1cm" svg:x="7.688cm" svg:y="5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947cm" svg:height="9.2cm" svg:x="1.729cm" svg:y="8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3cm" svg:height="2.9cm" svg:x="1.2cm" svg:y="5.7cm">
          <text:p text:style-name="P1">AddRateLimited</text:p>
          <text:p text:style-name="P1">(default/pod1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9" draw:layer="layout" svg:width="6.3cm" svg:height="2.1cm" svg:x="1.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3.886cm" svg:height="2.3cm" svg:x="8.914cm" svg:y="12.1cm">
          <text:p text:style-name="P1">default/pod1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886cm" svg:height="1.5cm" svg:x="15.014cm" svg:y="18.1cm">
          <text:p text:style-name="P1">default/pod1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36" draw:text-style-name="P6" xml:id="id38" draw:id="id38" draw:layer="layout" svg:width="6.4cm" svg:height="9.2cm" svg:x="1.4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3.383cm" svg:height="1.9cm" svg:x="3.117cm" svg:y="9.9cm">
          <text:p text:style-name="P1">ListWatcher</text:p>
          <draw:enhanced-geometry svg:viewBox="0 0 21600 21600" draw:type="rectangle" draw:enhanced-path="M 0 0 L 21600 0 21600 21600 0 21600 0 0 Z N"/>
        </draw:custom-shape>
        <draw:custom-shape draw:style-name="gr37" draw:text-style-name="P1" xml:id="id41" draw:id="id41" draw:layer="layout" svg:width="3.383cm" svg:height="1.9cm" svg:x="3.117cm" svg:y="12.7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38" draw:text-style-name="P1" xml:id="id39" draw:id="id39" draw:layer="layout" svg:width="4cm" svg:height="2.1cm" svg:x="13cm" svg:y="5.3cm">
          <text:p text:style-name="P1">Workqueue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draw:type="curve" svg:x1="4.6cm" svg:y1="7.9cm" svg:x2="13cm" svg:y2="6.35cm" draw:start-shape="id38" draw:start-glue-point="0" draw:end-shape="id39" draw:end-glue-point="3" svg:d="M4600 7900c0-1034 2800-1550 8400-1550" svg:viewBox="0 0 8401 1551">
          <text:p text:style-name="P1">Add() keys via</text:p>
          <text:p text:style-name="P1">callbacks</text:p>
        </draw:connector>
        <draw:custom-shape draw:style-name="gr40" draw:text-style-name="P1" xml:id="id40" draw:id="id40" draw:layer="layout" svg:width="6.4cm" svg:height="2.2cm" svg:x="19.8cm" svg:y="12.5cm">
          <text:p text:style-name="P1">Controller loop</text:p>
          <text:p text:style-name="P1">go-routines</text:p>
          <draw:enhanced-geometry svg:viewBox="0 0 21600 21600" draw:type="rectangle" draw:enhanced-path="M 0 0 L 21600 0 21600 21600 0 21600 0 0 Z N"/>
        </draw:custom-shape>
        <draw:connector draw:style-name="gr41" draw:text-style-name="P3" draw:layer="layout" draw:type="curve" svg:x1="26.2cm" svg:y1="13.6cm" svg:x2="17cm" svg:y2="6.35cm" draw:start-shape="id40" draw:start-glue-point="1" draw:end-shape="id39" draw:end-glue-point="1" svg:d="M26200 13600c751 0 5351-7250-9200-7250" svg:viewBox="0 0 10481 7251">
          <text:p/>
        </draw:connector>
        <draw:connector draw:style-name="gr39" draw:text-style-name="P3" draw:layer="layout" draw:type="curve" svg:x1="19.8cm" svg:y1="13.6cm" svg:x2="6.5cm" svg:y2="13.65cm" draw:start-shape="id40" draw:start-glue-point="3" draw:end-shape="id41" draw:end-glue-point="1" svg:d="M19800 13600c-9975 0-3325 50-13300 50" svg:viewBox="0 0 13301 51">
          <text:p text:style-name="P1">Get latest object</text:p>
          <text:p text:style-name="P1">state from store</text:p>
        </draw:connector>
        <draw:connector draw:style-name="gr6" draw:text-style-name="P3" draw:layer="layout" draw:type="curve" svg:x1="23cm" svg:y1="12.5cm" svg:x2="15cm" svg:y2="7.4cm" draw:start-shape="id40" draw:end-shape="id39" draw:end-glue-point="2" svg:d="M23000 12500c0-3825-8000-1275-8000-5100" svg:viewBox="0 0 8001 5101">
          <text:p/>
        </draw:connector>
        <draw:frame draw:style-name="gr42" draw:text-style-name="P8" draw:layer="layout" svg:width="4.1cm" svg:height="2.3cm" svg:x="23.4cm" svg:y="5.5cm">
          <draw:text-box>
            <text:p>Get() keys</text:p>
            <text:p>To process</text:p>
          </draw:text-box>
        </draw:frame>
        <draw:frame draw:style-name="gr43" draw:text-style-name="P8" draw:layer="layout" svg:width="6.1cm" svg:height="3.095cm" svg:x="13.6cm" svg:y="8.9cm">
          <draw:text-box>
            <text:p>Done(),</text:p>
            <text:p>Forget(),</text:p>
            <text:p>AddRateLimited()</text:p>
            <text:p>AddDelayed()</text:p>
          </draw:text-box>
        </draw:frame>
        <draw:connector draw:style-name="gr6" draw:text-style-name="P3" draw:layer="layout" draw:type="curve" draw:line-skew="0cm 1.395cm" svg:x1="26.2cm" svg:y1="13.6cm" svg:x2="23cm" svg:y2="14.7cm" draw:start-shape="id40" draw:start-glue-point="1" draw:end-shape="id40" draw:end-glue-point="2" svg:d="M26200 13600c751 0 627 1498-361 2484s-2839 1460-2839-1384" svg:viewBox="0 0 3685 3250">
          <text:p/>
        </draw:connector>
        <draw:frame draw:style-name="gr42" draw:text-style-name="P8" draw:layer="layout" svg:width="4.1cm" svg:height="2.3cm" svg:x="20.5cm" svg:y="15.9cm">
          <draw:text-box>
            <text:p>Change cluster state</text:p>
          </draw:text-box>
        </draw:frame>
        <draw:frame draw:style-name="gr44" draw:text-style-name="P8" draw:layer="layout" svg:width="5.3cm" svg:height="1.2cm" svg:x="2.1cm" svg:y="15.4cm">
          <draw:text-box>
            <text:p>SharedInformer</text:p>
          </draw:text-box>
        </draw:frame>
      </draw:page>
      <draw:page draw:name="page17" draw:style-name="dp1" draw:master-page-name="Default">
        <draw:custom-shape draw:style-name="gr45" draw:text-style-name="P6" draw:layer="layout" svg:width="3.7cm" svg:height="3.4cm" svg:x="15.9cm" svg:y="10.3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xml:id="id42" draw:id="id42" draw:layer="layout" svg:width="3.4cm" svg:height="3.7cm" svg:x="3cm" svg:y="15.3cm">
          <text:p text:style-name="P1">br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xml:id="id43" draw:id="id43" draw:layer="layout" svg:width="4.1cm" svg:height="3.7cm" svg:x="7.8cm" svg:y="9.2cm">
          <text:p text:style-name="P1">eth0</text:p>
          <text:p text:style-name="P1">192.168.200.2</text:p>
          <draw:enhanced-geometry svg:viewBox="0 0 21600 21600" draw:type="rectangle" draw:enhanced-path="M 0 0 L 21600 0 21600 21600 0 21600 0 0 Z N"/>
        </draw:custom-shape>
        <draw:custom-shape draw:style-name="gr47" draw:text-style-name="P1" xml:id="id44" draw:id="id44" draw:layer="layout" svg:width="4.1cm" svg:height="3.7cm" svg:x="14.6cm" svg:y="11.6cm">
          <text:p text:style-name="P1">tap0</text:p>
          <text:p text:style-name="P1">192.168.200.3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3.7cm" svg:height="3.4cm" svg:x="20.1cm" svg:y="14.9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xml:id="id45" draw:id="id45" draw:layer="layout" svg:width="4.4cm" svg:height="3.7cm" svg:x="18.8cm" svg:y="16.2cm">
          <text:p text:style-name="P1">tap1</text:p>
          <text:p text:style-name="P1">192.168.200.4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4.7cm" svg:y1="15.3cm" svg:x2="7.8cm" svg:y2="11.05cm" draw:start-shape="id42" draw:start-glue-point="0" draw:end-shape="id43" draw:end-glue-point="3" svg:d="M4700 15300c0-2834 1033-4250 3100-4250" svg:viewBox="0 0 3101 4251">
          <text:p/>
        </draw:connector>
        <draw:connector draw:style-name="gr6" draw:text-style-name="P3" draw:layer="layout" draw:type="curve" svg:x1="6.4cm" svg:y1="17.15cm" svg:x2="14.6cm" svg:y2="13.45cm" draw:start-shape="id42" draw:start-glue-point="1" draw:end-shape="id44" svg:d="M6400 17150c6150 0 2050-3700 8200-3700" svg:viewBox="0 0 8201 3701">
          <text:p/>
        </draw:connector>
        <draw:connector draw:style-name="gr6" draw:text-style-name="P3" draw:layer="layout" draw:type="curve" svg:x1="4.7cm" svg:y1="19cm" svg:x2="18.8cm" svg:y2="18.05cm" draw:start-shape="id42" draw:start-glue-point="2" draw:end-shape="id45" draw:end-glue-point="3" svg:d="M4700 19000c0 751 3950 626 5150 201s-350-1151 8950-1151" svg:viewBox="0 0 14101 1493">
          <text:p/>
        </draw:connector>
        <draw:custom-shape draw:style-name="gr49" draw:text-style-name="P13" draw:layer="layout" svg:width="6cm" svg:height="1.4cm" svg:x="23cm" svg:y="13cm">
          <text:p text:style-name="P1">ping 192.168.200.2</text:p>
          <draw:enhanced-geometry svg:viewBox="0 0 21600 21600" draw:text-areas="800 800 20800 20800" draw:type="round-rectangular-callout" draw:modifiers="4099.71671388102 36077.08779443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3" draw:layer="layout" svg:width="6cm" svg:height="1.4cm" svg:x="20.5cm" svg:y="11.1cm">
          <text:p text:style-name="P1">ping 192.168.200.3</text:p>
          <draw:enhanced-geometry svg:viewBox="0 0 21600 21600" draw:text-areas="800 800 20800 20800" draw:type="round-rectangular-callout" draw:modifiers="5287.51874687552 54377.7301927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8" draw:style-name="dp1" draw:master-page-name="Default">
        <draw:custom-shape draw:style-name="gr45" draw:text-style-name="P14" draw:layer="layout" svg:width="3.7cm" svg:height="3.4cm" svg:x="15.9cm" svg:y="10.3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46" draw:id="id46" draw:layer="layout" svg:width="3.4cm" svg:height="3.7cm" svg:x="3cm" svg:y="15.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47" draw:id="id47" draw:layer="layout" svg:width="3.4cm" svg:height="3.7cm" svg:x="14.6cm" svg:y="11.6cm">
          <text:p text:style-name="P1"><text:span text:style-name="T1">macvtap0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3.7cm" svg:height="3.4cm" svg:x="20.1cm" svg:y="14.9cm">
          <text:p text:style-name="P1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48" draw:id="id48" draw:layer="layout" svg:width="3.4cm" svg:height="3.7cm" svg:x="18.8cm" svg:y="16.2cm">
          <text:p text:style-name="P1"><text:span text:style-name="T1">macvtap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6.4cm" svg:y1="17.15cm" svg:x2="14.6cm" svg:y2="13.45cm" draw:start-shape="id46" draw:start-glue-point="1" draw:end-shape="id47" svg:d="M6400 17150c6150 0 2050-3700 8200-3700" svg:viewBox="0 0 8201 3701">
          <text:p/>
        </draw:connector>
        <draw:connector draw:style-name="gr6" draw:text-style-name="P3" draw:layer="layout" draw:type="curve" svg:x1="4.7cm" svg:y1="19cm" svg:x2="18.8cm" svg:y2="18.05cm" draw:start-shape="id46" draw:start-glue-point="2" draw:end-shape="id48" draw:end-glue-point="3" svg:d="M4700 19000c0 751 3950 626 5150 201s-350-1151 8950-1151" svg:viewBox="0 0 14101 1493">
          <text:p/>
        </draw:connector>
      </draw:page>
      <draw:page draw:name="page19" draw:style-name="dp1" draw:master-page-name="Default">
        <draw:custom-shape draw:style-name="gr45" draw:text-style-name="P6" draw:layer="layout" svg:width="3.7cm" svg:height="3.4cm" svg:x="15.9cm" svg:y="10.3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49" draw:id="id49" draw:layer="layout" svg:width="4.2cm" svg:height="3.7cm" svg:x="2.2cm" svg:y="15.3cm">
          <text:p text:style-name="P1">eth0</text:p>
          <text:p text:style-name="P1">192.168.200.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xml:id="id50" draw:id="id50" draw:layer="layout" svg:width="4.1cm" svg:height="3.7cm" svg:x="14.6cm" svg:y="11.6cm">
          <text:p text:style-name="P1">macvtap0</text:p>
          <text:p text:style-name="P1">192.168.200.3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3.7cm" svg:height="3.4cm" svg:x="20.1cm" svg:y="14.9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xml:id="id51" draw:id="id51" draw:layer="layout" svg:width="4.4cm" svg:height="3.7cm" svg:x="18.8cm" svg:y="16.2cm">
          <text:p text:style-name="P1">macvtap1</text:p>
          <text:p text:style-name="P1">192.168.200.4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6.4cm" svg:y1="17.15cm" svg:x2="14.6cm" svg:y2="13.45cm" draw:start-shape="id49" draw:start-glue-point="1" draw:end-shape="id50" svg:d="M6400 17150c6150 0 2050-3700 8200-3700" svg:viewBox="0 0 8201 3701">
          <text:p/>
        </draw:connector>
        <draw:connector draw:style-name="gr6" draw:text-style-name="P3" draw:layer="layout" draw:type="curve" svg:x1="4.3cm" svg:y1="19cm" svg:x2="18.8cm" svg:y2="18.05cm" draw:start-shape="id49" draw:start-glue-point="2" draw:end-shape="id51" draw:end-glue-point="3" svg:d="M4300 19000c0 751 4150 626 5450 201s-250-1151 9050-1151" svg:viewBox="0 0 14501 1493">
          <text:p/>
        </draw:connector>
        <draw:custom-shape draw:style-name="gr51" draw:text-style-name="P15" draw:layer="layout" svg:width="6cm" svg:height="1.4cm" svg:x="23cm" svg:y="13cm">
          <text:p text:style-name="P1">ping 192.168.200.2</text:p>
          <draw:enhanced-geometry svg:viewBox="0 0 21600 21600" draw:text-areas="800 800 20800 20800" draw:type="round-rectangular-callout" draw:modifiers="4099.71671388102 36077.08779443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3" draw:layer="layout" svg:width="6cm" svg:height="1.4cm" svg:x="20.5cm" svg:y="11.1cm">
          <text:p text:style-name="P1">ping 192.168.200.3</text:p>
          <draw:enhanced-geometry svg:viewBox="0 0 21600 21600" draw:text-areas="800 800 20800 20800" draw:type="round-rectangular-callout" draw:modifiers="5287.51874687552 54377.7301927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0" draw:style-name="dp1" draw:master-page-name="Default">
        <draw:custom-shape draw:style-name="gr45" draw:text-style-name="P6" draw:layer="layout" svg:width="3.7cm" svg:height="3.4cm" svg:x="15.9cm" svg:y="10.3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52" draw:id="id52" draw:layer="layout" svg:width="4.2cm" svg:height="3.7cm" svg:x="2.2cm" svg:y="15.3cm">
          <text:p text:style-name="P1">eth0</text:p>
          <text:p text:style-name="P1">192.168.200.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xml:id="id53" draw:id="id53" draw:layer="layout" svg:width="4.1cm" svg:height="3.7cm" svg:x="14.6cm" svg:y="11.6cm">
          <text:p text:style-name="P1">macvtap0</text:p>
          <text:p text:style-name="P1">192.168.200.3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3.7cm" svg:height="3.4cm" svg:x="20.1cm" svg:y="14.9cm">
          <text:p text:style-name="P1">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xml:id="id54" draw:id="id54" draw:layer="layout" svg:width="4.4cm" svg:height="3.7cm" svg:x="18.8cm" svg:y="16.2cm">
          <text:p text:style-name="P1">macvtap1</text:p>
          <text:p text:style-name="P1">192.168.200.4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6.4cm" svg:y1="17.15cm" svg:x2="14.6cm" svg:y2="13.45cm" draw:start-shape="id52" draw:start-glue-point="1" draw:end-shape="id53" svg:d="M6400 17150c6150 0 2050-3700 8200-3700" svg:viewBox="0 0 8201 3701">
          <text:p/>
        </draw:connector>
        <draw:connector draw:style-name="gr6" draw:text-style-name="P3" draw:layer="layout" draw:type="curve" svg:x1="4.3cm" svg:y1="19cm" svg:x2="18.8cm" svg:y2="18.05cm" draw:start-shape="id52" draw:start-glue-point="2" draw:end-shape="id54" draw:end-glue-point="3" svg:d="M4300 19000c0 751 4150 626 5450 201s-250-1151 9050-1151" svg:viewBox="0 0 14501 1493">
          <text:p/>
        </draw:connector>
        <draw:custom-shape draw:style-name="gr49" draw:text-style-name="P13" draw:layer="layout" svg:width="6cm" svg:height="1.4cm" svg:x="23cm" svg:y="13cm">
          <text:p text:style-name="P1">ping 192.168.200.2</text:p>
          <draw:enhanced-geometry svg:viewBox="0 0 21600 21600" draw:text-areas="800 800 20800 20800" draw:type="round-rectangular-callout" draw:modifiers="4099.71671388102 36077.08779443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3" draw:layer="layout" svg:width="6cm" svg:height="1.4cm" svg:x="20.5cm" svg:y="11.1cm">
          <text:p text:style-name="P1">ping 192.168.200.3</text:p>
          <draw:enhanced-geometry svg:viewBox="0 0 21600 21600" draw:text-areas="800 800 20800 20800" draw:type="round-rectangular-callout" draw:modifiers="5287.51874687552 54377.7301927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" xml:id="id55" draw:id="id55" draw:layer="layout" svg:width="4.1cm" svg:height="3.7cm" svg:x="5cm" svg:y="9.3cm">
          <text:p text:style-name="P1">macvlan0</text:p>
          <text:p text:style-name="P1">192.168.200.5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4.3cm" svg:y1="15.3cm" svg:x2="7.05cm" svg:y2="13cm" draw:start-shape="id52" draw:start-glue-point="0" draw:end-shape="id55" draw:end-glue-point="2" svg:d="M4300 15300c0-1725 2750-575 2750-2300" svg:viewBox="0 0 2751 2301">
          <text:p/>
        </draw:connector>
        <draw:custom-shape draw:style-name="gr52" draw:text-style-name="P16" draw:layer="layout" svg:width="18.7cm" svg:height="2.1cm" svg:x="1.2cm" svg:y="6.9cm">
          <text:p>ip route add 192.168.200.4/32 via 192.168.200.5 dev macvlan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6cm" svg:height="1.4cm" svg:x="18.9cm" svg:y="8.6cm">
          <text:p text:style-name="P1">ping 192.168.200.2</text:p>
          <draw:enhanced-geometry svg:viewBox="0 0 21600 21600" draw:text-areas="800 800 20800 20800" draw:type="round-rectangular-callout" draw:modifiers="3354.64089318447 34843.6830835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1" draw:style-name="dp1" draw:master-page-name="Default">
        <draw:custom-shape draw:style-name="gr46" draw:text-style-name="P10" xml:id="id56" draw:id="id56" draw:layer="layout" svg:width="3.4cm" svg:height="3.7cm" svg:x="3cm" svg:y="15.3cm">
          <text:p text:style-name="P10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3.7cm" svg:height="3.4cm" svg:x="20.1cm" svg:y="14.9cm">
          <text:p text:style-name="P10"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0" xml:id="id57" draw:id="id57" draw:layer="layout" svg:width="3.4cm" svg:height="3.7cm" svg:x="18.8cm" svg:y="16.2cm">
          <text:p text:style-name="P10"><text:span text:style-name="T1">macvtap1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58" draw:id="id58" draw:layer="layout" svg:width="3.4cm" svg:height="3.7cm" svg:x="3cm" svg:y="10.3cm">
          <text:p text:style-name="P10"><text:span text:style-name="T1">macvlan0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3.4cm" svg:height="3.7cm" svg:x="9cm" svg:y="8cm">
          <text:p text:style-name="P10"><text:span text:style-name="T1">bridge</text:span></text:p>
          <text:p text:style-name="P10"><text:span text:style-name="T1">sniffer0</text:span>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draw:type="curve" svg:x1="6.4cm" svg:y1="17.15cm" svg:x2="18.8cm" svg:y2="18.05cm" draw:start-shape="id56" draw:start-glue-point="1" draw:end-shape="id57" svg:d="M6400 17150c9300 0 3100 900 12400 900" svg:viewBox="0 0 12401 901">
          <text:p/>
        </draw:connector>
        <draw:connector draw:style-name="gr53" draw:text-style-name="P3" draw:layer="layout" draw:type="curve" svg:x1="4.7cm" svg:y1="15.3cm" svg:x2="4.7cm" svg:y2="14cm" draw:start-shape="id56" draw:start-glue-point="0" draw:end-shape="id58" draw:end-glue-point="2" svg:d="M4700 15300v-1300" svg:viewBox="0 0 1 1301">
          <text:p/>
        </draw:connector>
        <draw:custom-shape draw:style-name="gr54" draw:text-style-name="P17" draw:layer="layout" svg:width="5.1cm" svg:height="1.4cm" svg:x="12cm" svg:y="15.9cm">
          <text:p text:style-name="P1">1. DHCP request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7" draw:layer="layout" svg:width="5.303cm" svg:height="2.733cm" draw:transform="skewX (-1.28448222899982E-016) rotate (-0.817512221634144) translate (8.172cm 10.963cm)">
          <text:p text:style-name="P1">2. Steal DHCP</text:p>
          <text:p text:style-name="P1"><text:s/>ack (TC)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7" draw:layer="layout" svg:width="4.1cm" svg:height="4.3cm" draw:transform="rotate (-1.13586027719791) translate (14.5cm 5.8cm)">
          <text:p text:style-name="P1"/>
          <draw:enhanced-geometry svg:viewBox="0 0 21600 21600" draw:text-areas="0 0 21600 21600" draw:type="circular-arrow" draw:modifiers="151.41031832727 16.3487032812525 4915.351200685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8" draw:layer="layout" svg:width="5.8cm" svg:height="3.2cm" svg:x="15.9cm" svg:y="6.7cm">
          <draw:text-box>
            <text:p>3. Extract IP and MAC and modify routes</text:p>
          </draw:text-box>
        </draw:frame>
        <draw:custom-shape draw:style-name="gr58" draw:text-style-name="P17" draw:layer="layout" svg:width="7.082cm" svg:height="4.301cm" draw:transform="skewX (6.11283224955424E-017) rotate (-0.369137136796804) translate (4.737cm 4.958cm)">
          <text:p/>
          <draw:enhanced-geometry svg:viewBox="0 0 21600 21600" draw:text-areas="0 0 21600 21600" draw:mirror-horizontal="true" draw:type="circular-arrow" draw:modifiers="171.80768874345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9" draw:text-style-name="P8" draw:layer="layout" svg:width="4.697cm" svg:height="1.673cm" svg:x="0.903cm" svg:y="6.2cm">
          <draw:text-box>
            <text:p>4. Inject DHCP</text:p>
            <text:p>ack again</text:p>
          </draw:text-box>
        </draw:frame>
        <draw:custom-shape draw:style-name="gr60" draw:text-style-name="P17" draw:layer="layout" svg:width="6.3cm" svg:height="1.4cm" svg:x="10.1cm" svg:y="18.3cm">
          <text:p text:style-name="P1">5. Deliver DHCP ack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08:06:42.888585137</meta:creation-date>
    <meta:generator>LibreOffice/5.2.7.2$Linux_X86_64 LibreOffice_project/20$Build-2</meta:generator>
    <dc:date>2018-02-02T12:54:55.350894784</dc:date>
    <meta:editing-duration>PT4H23M59S</meta:editing-duration>
    <meta:editing-cycles>51</meta:editing-cycles>
    <meta:document-statistic meta:object-count="306"/>
  </office:meta>
</office:document-meta>
</file>